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Title" style:master-page-name="Standard">
      <style:paragraph-properties fo:text-align="center" style:justify-single-word="false" style:page-number="1"/>
    </style:style>
    <style:style style:name="P3" style:family="paragraph" style:parent-style-name="Heading_20_1">
      <style:paragraph-properties fo:text-align="center" style:justify-single-word="false"/>
    </style:style>
    <style:style style:name="T1" style:family="text">
      <style:text-properties fo:font-size="12pt" style:font-size-asian="12pt" style:font-size-complex="12pt"/>
    </style:style>
    <style:style style:name="T2" style:family="text">
      <style:text-properties fo:color="#1155cc" fo:font-size="12pt" style:text-underline-style="solid" style:text-underline-width="auto" style:text-underline-color="font-color"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kfo7orgb0dz0"/>Declaration on Plagiarism</text:p>
      <text:p text:style-name="Standard"><text:span text:style-name="T1">I declare that any code, text or images in this assignment are my own original work unless I have explicitly stated that it is inspired by or comes from an external source. Any sources that I have used to create this project have been listed in the section “External Sources” below.</text:span></text:p>
      <text:p text:style-name="P3"><text:bookmark text:name="_f4h0e9yqf4mx"/>Description of Work</text:p>
      <text:p text:style-name="Standard"><text:span text:style-name="T1">All the text, code and images used in my report were created only by me. All of the code in the assignment was also written by me without consulting with other students. However, I used the website GeeksForGeeks (link below) to help me implement the binary search trees and I used other sources such as Stack Overflow for small programming problems.</text:span></text:p>
      <text:p text:style-name="P3"><text:bookmark text:name="_8tgacci2mj1a"/>External Sources</text:p>
      <text:list xml:id="list3586205635" text:style-name="WWNum1">
        <text:list-item>
          <text:p text:style-name="P1"><text:a xlink:type="simple" xlink:href="https://www.geeksforgeeks.org/binary-search-tree-set-1-search-and-insertion/" text:style-name="ListLabel_20_10" text:visited-style-name="ListLabel_20_10"><text:span text:style-name="T2">https://www.geeksforgeeks.org/binary-search-tree-set-1-search-and-insertion/</text:span></text:a></text:p>
        </text:list-item>
        <text:list-item>
          <text:p text:style-name="P1"><text:a xlink:type="simple" xlink:href="https://www.geeksforgeeks.org/binary-search-tree-set-2-delete/?ref=lbp" text:style-name="ListLabel_20_10" text:visited-style-name="ListLabel_20_10"><text:span text:style-name="T2">https://www.geeksforgeeks.org/binary-search-tree-set-2-delete/?ref=lbp</text:span></text:a></text:p>
        </text:list-item>
        <text:list-item>
          <text:p text:style-name="P1"><text:a xlink:type="simple" xlink:href="https://stackoverflow.com/" text:style-name="ListLabel_20_10" text:visited-style-name="ListLabel_20_10"><text:span text:style-name="T2">https://stackoverflow.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8" meta:word-count="126" meta:character-count="866" meta:non-whitespace-character-count="751"/>
    <meta:generator>LibreOfficeDev/6.0.5.2$Linux_X86_64 LibreOffice_project/</meta:generator>
  </office:meta>
</office:document-meta>
</file>